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DFED13CB8562A2DA.png" manifest:media-type="image/png"/>
  <manifest:file-entry manifest:full-path="Pictures/1000020100000780000004386E2AF6FEEFD2E160.png" manifest:media-type="image/png"/>
  <manifest:file-entry manifest:full-path="Pictures/10000201000007800000043865BED2EB7EF6847E.png" manifest:media-type="image/png"/>
  <manifest:file-entry manifest:full-path="Pictures/1000020100000315000001E895F7E619A6B37DF5.png" manifest:media-type="image/png"/>
  <manifest:file-entry manifest:full-path="Pictures/10000000000005A000000384C325490782B3A459.png" manifest:media-type="image/png"/>
  <manifest:file-entry manifest:full-path="Pictures/100002010000078000000438B372047F576DC69B.png" manifest:media-type="image/png"/>
  <manifest:file-entry manifest:full-path="Pictures/100002010000078000000438FFDD72618FDB02B8.png" manifest:media-type="image/png"/>
  <manifest:file-entry manifest:full-path="Pictures/10000201000007800000043849FCB502BF597836.png" manifest:media-type="image/png"/>
  <manifest:file-entry manifest:full-path="Pictures/1000020100000780000004387841A4588771F936.png" manifest:media-type="image/png"/>
  <manifest:file-entry manifest:full-path="Pictures/1000020100000315000001E88110BDF1563F1D14.png" manifest:media-type="image/png"/>
  <manifest:file-entry manifest:full-path="Pictures/10000201000000960000005F16A3C69F276F509A.png" manifest:media-type="image/png"/>
  <manifest:file-entry manifest:full-path="Pictures/1000020100000780000004389D6A69C5B19F6DC5.png" manifest:media-type="image/png"/>
  <manifest:file-entry manifest:full-path="Pictures/100002010000010E0000019FE1BB3175C14D4290.png" manifest:media-type="image/png"/>
  <manifest:file-entry manifest:full-path="Pictures/100002010000078000000438529C83016A3185CA.png" manifest:media-type="image/png"/>
  <manifest:file-entry manifest:full-path="Pictures/10000201000007800000043868BE4D5B122FA0EF.png" manifest:media-type="image/png"/>
  <manifest:file-entry manifest:full-path="Pictures/10000000000005A0000003842BBCDA60830A94A4.png" manifest:media-type="image/png"/>
  <manifest:file-entry manifest:full-path="Pictures/100002010000078000000438937D905A8AE29F07.png" manifest:media-type="image/png"/>
  <manifest:file-entry manifest:full-path="Pictures/1000020100000780000004387F8838D909F167EA.png" manifest:media-type="image/png"/>
  <manifest:file-entry manifest:full-path="Pictures/10000201000000F8000001813A7A2BEA6D14CD99.png" manifest:media-type="image/png"/>
  <manifest:file-entry manifest:full-path="Pictures/100002010000078000000438D89847E1CE858ACD.png" manifest:media-type="image/png"/>
  <manifest:file-entry manifest:full-path="Pictures/100002010000078000000438A380BF49618C84BC.png" manifest:media-type="image/png"/>
  <manifest:file-entry manifest:full-path="Pictures/100002010000078000000438B873BE9059E2A1E7.png" manifest:media-type="image/png"/>
  <manifest:file-entry manifest:full-path="Pictures/100002010000078000000438754647CEA9AA8049.png" manifest:media-type="image/png"/>
  <manifest:file-entry manifest:full-path="Pictures/100002010000078000000438151A5596EB6F06D8.png" manifest:media-type="image/png"/>
  <manifest:file-entry manifest:full-path="Pictures/100002010000078000000438F9A0A026D90B1E31.png" manifest:media-type="image/png"/>
  <manifest:file-entry manifest:full-path="Pictures/10000201000007800000043813BC9020DB5ADBEE.png" manifest:media-type="image/png"/>
  <manifest:file-entry manifest:full-path="Pictures/10000201000007800000043811CC6E752C2E6EB2.png" manifest:media-type="image/png"/>
  <manifest:file-entry manifest:full-path="Pictures/10000201000007800000043886832D389AF57C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  <style:text-properties officeooo:rsid="00167fd3"/>
    </style:style>
    <style:style style:name="fr1" style:family="graphic" style:parent-style-name="Graphics">
      <style:graphic-properties fo:margin-left="0.318cm" fo:margin-right="0.318cm" fo:margin-top="0cm" fo:margin-bottom="0.019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19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52cm, 12.575cm, 6.595cm, 12.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42cm, 5.87cm, 3.593cm, 6.6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42cm, 9.724cm, 3.593cm, 10.96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228280768" text:id="ct228280768">
          <text:insertion>
            <office:change-info>
              <dc:creator>Autor desconhecido</dc:creator>
              <dc:date>2024-03-23T15:17:3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GoBack"/><draw:frame draw:style-name="fr1" draw:name="Imagem 33" text:anchor-type="char" svg:x="0cm" svg:y="0cm" svg:width="29.695cm" svg:height="16.702cm" draw:z-index="0"><draw:image xlink:href="Pictures/100002010000078000000438DFED13CB8562A2DA.png" xlink:type="simple" xlink:show="embed" xlink:actuate="onLoad" loext:mime-type="image/png"/></draw:frame><text:bookmark-end text:name="_GoBack"/><text:change-start text:change-id="ct228280768"/>em<text:change-end text:change-id="ct228280768"/></text:p>
      <text:p text:style-name="Standard"/>
      <text:p text:style-name="Standard"><draw:frame draw:style-name="fr3" draw:name="Figura1" text:anchor-type="paragraph" svg:x="8.632cm" svg:y="2.459cm" svg:width="7.144cm" svg:height="10.98cm" draw:z-index="23"><draw:image xlink:href="Pictures/100002010000010E0000019FE1BB3175C14D4290.png" xlink:type="simple" xlink:show="embed" xlink:actuate="onLoad" loext:mime-type="image/png"/></draw:frame></text:p>
      <text:p text:style-name="P1"><draw:frame draw:style-name="fr2" draw:name="Imagem 34" text:anchor-type="char" svg:x="0cm" svg:y="0cm" svg:width="29.695cm" svg:height="16.702cm" draw:z-index="1"><draw:image xlink:href="Pictures/1000020100000780000004386E2AF6FEEFD2E160.png" xlink:type="simple" xlink:show="embed" xlink:actuate="onLoad" loext:mime-type="image/png"/></draw:frame></text:p>
      <text:p text:style-name="Standard"/>
      <text:p text:style-name="Standard"><draw:frame draw:style-name="fr3" draw:name="Figura2" text:anchor-type="paragraph" svg:x="10.71cm" svg:y="4.092cm" svg:width="11.393cm" svg:height="7.047cm" draw:z-index="24"><draw:image xlink:href="Pictures/1000020100000315000001E895F7E619A6B37DF5.png" xlink:type="simple" xlink:show="embed" xlink:actuate="onLoad" loext:mime-type="image/png"/></draw:frame><draw:frame draw:style-name="fr3" draw:name="Figura3" text:anchor-type="paragraph" svg:x="3.434cm" svg:y="3.593cm" svg:width="5.232cm" svg:height="8.042cm" draw:z-index="25"><draw:image xlink:href="Pictures/100002010000010E0000019FE1BB3175C14D4290.png" xlink:type="simple" xlink:show="embed" xlink:actuate="onLoad" loext:mime-type="image/png"/></draw:frame></text:p>
      <text:p text:style-name="P1"><draw:frame draw:style-name="fr2" draw:name="Imagem 36" text:anchor-type="char" svg:x="0.005cm" svg:y="0cm" svg:width="29.695cm" svg:height="16.702cm" draw:z-index="2"><draw:image xlink:href="Pictures/100002010000078000000438B372047F576DC69B.png" xlink:type="simple" xlink:show="embed" xlink:actuate="onLoad" loext:mime-type="image/png"/></draw:frame></text:p>
      <text:p text:style-name="Standard"/>
      <text:p text:style-name="Standard"><draw:frame draw:style-name="fr4" draw:name="Figura4" text:anchor-type="paragraph" svg:x="5.652cm" svg:y="1.39cm" svg:width="13.051cm" svg:height="12.338cm" draw:z-index="26"><draw:image xlink:href="Pictures/10000000000005A000000384C325490782B3A459.png" xlink:type="simple" xlink:show="embed" xlink:actuate="onLoad" loext:mime-type="image/png"/></draw:frame></text:p>
      <text:p text:style-name="P1"><draw:frame draw:style-name="fr1" draw:name="Imagem 37" text:anchor-type="char" svg:x="0cm" svg:y="0cm" svg:width="29.695cm" svg:height="16.702cm" draw:z-index="3"><draw:image xlink:href="Pictures/100002010000078000000438FFDD72618FDB02B8.png" xlink:type="simple" xlink:show="embed" xlink:actuate="onLoad" loext:mime-type="image/png"/></draw:frame></text:p>
      <text:p text:style-name="Standard"><draw:frame draw:style-name="fr3" draw:name="Figura5" text:anchor-type="paragraph" svg:x="10.028cm" svg:y="4.329cm" svg:width="12.621cm" svg:height="7.807cm" draw:z-index="27"><draw:image xlink:href="Pictures/1000020100000315000001E88110BDF1563F1D14.png" xlink:type="simple" xlink:show="embed" xlink:actuate="onLoad" loext:mime-type="image/png"/></draw:frame><draw:frame draw:style-name="fr3" draw:name="Figura6" text:anchor-type="paragraph" svg:x="2.438cm" svg:y="3.672cm" svg:width="7.144cm" svg:height="10.98cm" draw:z-index="28"><draw:image xlink:href="Pictures/100002010000010E0000019FE1BB3175C14D4290.png" xlink:type="simple" xlink:show="embed" xlink:actuate="onLoad" loext:mime-type="image/png"/></draw:frame></text:p>
      <text:p text:style-name="P1"><draw:frame draw:style-name="fr1" draw:name="Imagem 38" text:anchor-type="char" svg:x="0cm" svg:y="0cm" svg:width="29.695cm" svg:height="16.702cm" draw:z-index="4"><draw:image xlink:href="Pictures/10000201000007800000043865BED2EB7EF6847E.png" xlink:type="simple" xlink:show="embed" xlink:actuate="onLoad" loext:mime-type="image/png"/></draw:frame></text:p>
      <text:p text:style-name="Standard"><draw:frame draw:style-name="fr3" draw:name="Figura7" text:anchor-type="paragraph" svg:x="8.103cm" svg:y="3.298cm" svg:width="7.144cm" svg:height="10.98cm" draw:z-index="29"><draw:image xlink:href="Pictures/100002010000010E0000019FE1BB3175C14D4290.png" xlink:type="simple" xlink:show="embed" xlink:actuate="onLoad" loext:mime-type="image/png"/></draw:frame></text:p>
      <text:p text:style-name="P1"><draw:frame draw:style-name="fr1" draw:name="Imagem 40" text:anchor-type="char" svg:x="0cm" svg:y="0cm" svg:width="29.695cm" svg:height="16.702cm" draw:z-index="5"><draw:image xlink:href="Pictures/1000020100000780000004387841A4588771F936.png" xlink:type="simple" xlink:show="embed" xlink:actuate="onLoad" loext:mime-type="image/png"/></draw:frame></text:p>
      <text:p text:style-name="Standard"/>
      <text:p text:style-name="Standard"><draw:frame draw:style-name="fr3" draw:name="Figura8" text:anchor-type="paragraph" svg:x="2.221cm" svg:y="2.304cm" svg:width="7.144cm" svg:height="10.98cm" draw:z-index="30"><draw:image xlink:href="Pictures/100002010000010E0000019FE1BB3175C14D4290.png" xlink:type="simple" xlink:show="embed" xlink:actuate="onLoad" loext:mime-type="image/png"/></draw:frame><draw:frame draw:style-name="fr3" draw:name="Figura9" text:anchor-type="paragraph" svg:x="10.294cm" svg:y="3.052cm" svg:width="11.478cm" svg:height="7.1cm" draw:z-index="31"><draw:image xlink:href="Pictures/1000020100000315000001E88110BDF1563F1D14.png" xlink:type="simple" xlink:show="embed" xlink:actuate="onLoad" loext:mime-type="image/png"/></draw:frame></text:p>
      <text:p text:style-name="P1"><draw:frame draw:style-name="fr1" draw:name="Imagem 41" text:anchor-type="char" svg:x="0cm" svg:y="0cm" svg:width="29.695cm" svg:height="16.702cm" draw:z-index="6"><draw:image xlink:href="Pictures/1000020100000780000004389D6A69C5B19F6DC5.png" xlink:type="simple" xlink:show="embed" xlink:actuate="onLoad" loext:mime-type="image/png"/></draw:frame></text:p>
      <text:p text:style-name="Standard"/>
      <text:p text:style-name="Standard"><draw:frame draw:style-name="fr3" draw:name="Figura10" text:anchor-type="paragraph" svg:x="14.702cm" svg:y="6.535cm" svg:width="2cm" svg:height="3.074cm" draw:z-index="32"><draw:image xlink:href="Pictures/100002010000010E0000019FE1BB3175C14D4290.png" xlink:type="simple" xlink:show="embed" xlink:actuate="onLoad" loext:mime-type="image/png"/></draw:frame><draw:frame draw:style-name="fr3" draw:name="Figura11" text:anchor-type="paragraph" svg:x="4.96cm" svg:y="2.288cm" svg:width="7.144cm" svg:height="10.98cm" draw:z-index="33"><draw:image xlink:href="Pictures/100002010000010E0000019FE1BB3175C14D4290.png" xlink:type="simple" xlink:show="embed" xlink:actuate="onLoad" loext:mime-type="image/png"/></draw:frame></text:p>
      <text:p text:style-name="P1"><draw:frame draw:style-name="fr2" draw:name="Imagem 42" text:anchor-type="char" svg:x="0cm" svg:y="0cm" svg:width="29.695cm" svg:height="16.702cm" draw:z-index="7"><draw:image xlink:href="Pictures/10000201000007800000043868BE4D5B122FA0EF.png" xlink:type="simple" xlink:show="embed" xlink:actuate="onLoad" loext:mime-type="image/png"/></draw:frame></text:p>
      <text:p text:style-name="Standard"><draw:frame draw:style-name="fr5" draw:name="Figura12" text:anchor-type="paragraph" svg:x="3.874cm" svg:y="3.56cm" svg:width="16.129cm" svg:height="9.961cm" draw:z-index="34"><draw:image xlink:href="Pictures/10000000000005A0000003842BBCDA60830A94A4.png" xlink:type="simple" xlink:show="embed" xlink:actuate="onLoad" loext:mime-type="image/png"/></draw:frame></text:p>
      <text:p text:style-name="P1"><draw:frame draw:style-name="fr1" draw:name="Imagem 43" text:anchor-type="char" svg:x="0cm" svg:y="0cm" svg:width="29.695cm" svg:height="16.702cm" draw:z-index="8"><draw:image xlink:href="Pictures/100002010000078000000438937D905A8AE29F07.png" xlink:type="simple" xlink:show="embed" xlink:actuate="onLoad" loext:mime-type="image/png"/></draw:frame></text:p>
      <text:p text:style-name="Standard"/>
      <text:p text:style-name="Standard"><draw:frame draw:style-name="fr6" draw:name="Figura13" text:anchor-type="paragraph" svg:x="6.795cm" svg:y="2.72cm" svg:width="11.621cm" svg:height="10.545cm" draw:z-index="35"><draw:image xlink:href="Pictures/10000000000005A0000003842BBCDA60830A94A4.png" xlink:type="simple" xlink:show="embed" xlink:actuate="onLoad" loext:mime-type="image/png"/></draw:frame></text:p>
      <text:p text:style-name="P1"><draw:frame draw:style-name="fr1" draw:name="Imagem 44" text:anchor-type="char" svg:x="0cm" svg:y="0cm" svg:width="29.695cm" svg:height="16.702cm" draw:z-index="9"><draw:image xlink:href="Pictures/1000020100000780000004387F8838D909F167EA.png" xlink:type="simple" xlink:show="embed" xlink:actuate="onLoad" loext:mime-type="image/png"/></draw:frame></text:p>
      <text:p text:style-name="Standard"/>
      <text:p text:style-name="Standard"><draw:frame draw:style-name="fr3" draw:name="Figura14" text:anchor-type="paragraph" svg:x="4.316cm" svg:y="2.676cm" svg:width="6.562cm" svg:height="10.186cm" draw:z-index="36"><draw:image xlink:href="Pictures/10000201000000F8000001813A7A2BEA6D14CD99.png" xlink:type="simple" xlink:show="embed" xlink:actuate="onLoad" loext:mime-type="image/png"/></draw:frame></text:p>
      <text:p text:style-name="P1"><draw:frame draw:style-name="fr2" draw:name="Imagem 45" text:anchor-type="char" svg:x="0cm" svg:y="0cm" svg:width="29.695cm" svg:height="16.702cm" draw:z-index="10"><draw:image xlink:href="Pictures/100002010000078000000438D89847E1CE858ACD.png" xlink:type="simple" xlink:show="embed" xlink:actuate="onLoad" loext:mime-type="image/png"/></draw:frame></text:p>
      <text:p text:style-name="Standard"/>
      <text:p text:style-name="Standard"><draw:frame draw:style-name="fr3" draw:name="Figura15" text:anchor-type="paragraph" svg:x="6.205cm" svg:y="4.517cm" svg:width="9.721cm" svg:height="6.156cm" draw:z-index="37"><draw:image xlink:href="Pictures/10000201000000960000005F16A3C69F276F509A.png" xlink:type="simple" xlink:show="embed" xlink:actuate="onLoad" loext:mime-type="image/png"/></draw:frame></text:p>
      <text:p text:style-name="P1"><draw:frame draw:style-name="fr1" draw:name="Imagem 46" text:anchor-type="char" svg:x="0cm" svg:y="0cm" svg:width="29.695cm" svg:height="16.702cm" draw:z-index="11"><draw:image xlink:href="Pictures/100002010000078000000438A380BF49618C84BC.png" xlink:type="simple" xlink:show="embed" xlink:actuate="onLoad" loext:mime-type="image/png"/></draw:frame></text:p>
      <text:p text:style-name="Standard"/>
      <text:p text:style-name="Standard"/>
      <text:p text:style-name="P1"><draw:frame draw:style-name="fr2" draw:name="Imagem 47" text:anchor-type="char" svg:x="0cm" svg:y="0cm" svg:width="29.695cm" svg:height="16.702cm" draw:z-index="12"><draw:image xlink:href="Pictures/100002010000078000000438B873BE9059E2A1E7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m 48" text:anchor-type="char" svg:x="0cm" svg:y="0cm" svg:width="29.695cm" svg:height="16.702cm" draw:z-index="13"><draw:image xlink:href="Pictures/100002010000078000000438754647CEA9AA8049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m 50" text:anchor-type="char" svg:x="0cm" svg:y="0cm" svg:width="29.695cm" svg:height="16.702cm" draw:z-index="14"><draw:image xlink:href="Pictures/10000201000007800000043849FCB502BF597836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m 51" text:anchor-type="char" svg:x="0cm" svg:y="0cm" svg:width="29.695cm" svg:height="16.702cm" draw:z-index="15"><draw:image xlink:href="Pictures/100002010000078000000438151A5596EB6F06D8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m 53" text:anchor-type="char" svg:x="0cm" svg:y="0cm" svg:width="29.695cm" svg:height="16.702cm" draw:z-index="16"><draw:image xlink:href="Pictures/100002010000078000000438F9A0A026D90B1E31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m 54" text:anchor-type="char" svg:x="0cm" svg:y="0cm" svg:width="29.695cm" svg:height="16.702cm" draw:z-index="17"><draw:image xlink:href="Pictures/100002010000078000000438529C83016A3185CA.png" xlink:type="simple" xlink:show="embed" xlink:actuate="onLoad" loext:mime-type="image/png"/></draw:frame></text:p>
      <text:p text:style-name="Standard"/>
      <text:p text:style-name="Standard"/>
      <text:p text:style-name="P1"><draw:frame draw:style-name="fr2" draw:name="Imagem 55" text:anchor-type="char" svg:x="0cm" svg:y="0cm" svg:width="29.695cm" svg:height="16.702cm" draw:z-index="18"><draw:image xlink:href="Pictures/10000201000007800000043813BC9020DB5ADBEE.png" xlink:type="simple" xlink:show="embed" xlink:actuate="onLoad" loext:mime-type="image/png"/></draw:frame></text:p>
      <text:p text:style-name="Standard"/>
      <text:p text:style-name="Standard"/>
      <text:p text:style-name="P1"><draw:frame draw:style-name="fr2" draw:name="Imagem 56" text:anchor-type="char" svg:x="0cm" svg:y="0cm" svg:width="29.695cm" svg:height="16.702cm" draw:z-index="19"><draw:image xlink:href="Pictures/10000201000007800000043811CC6E752C2E6EB2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m 57" text:anchor-type="char" svg:x="0cm" svg:y="0cm" svg:width="29.695cm" svg:height="16.702cm" draw:z-index="20"><draw:image xlink:href="Pictures/10000201000007800000043886832D389AF57C2F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m 58" text:anchor-type="char" svg:x="0cm" svg:y="0cm" svg:width="29.695cm" svg:height="16.702cm" draw:z-index="21"><draw:image xlink:href="Pictures/10000201000007800000043886832D389AF57C2F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m 59" text:anchor-type="char" svg:x="0cm" svg:y="0cm" svg:width="29.695cm" svg:height="16.702cm" draw:z-index="22"><draw:image xlink:href="Pictures/10000201000007800000043886832D389AF57C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16.702cm" style:num-format="1" style:print-orientation="landscape" fo:margin-top="0cm" fo:margin-bottom="0cm" fo:margin-left="0cm" fo:margin-right="0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sion</meta:initial-creator>
    <meta:editing-cycles>9</meta:editing-cycles>
    <meta:print-date>2019-07-31T16:56:00</meta:print-date>
    <meta:creation-date>2019-07-31T16:58:00</meta:creation-date>
    <dc:date>2024-03-23T16:57:33.505000000</dc:date>
    <meta:editing-duration>P1DT21H48M</meta:editing-duration>
    <meta:generator>LibreOffice/6.1.4.2$Windows_x86 LibreOffice_project/9d0f32d1f0b509096fd65e0d4bec26ddd1938fd3</meta:generator>
    <meta:document-statistic meta:table-count="0" meta:image-count="38" meta:object-count="0" meta:page-count="23" meta:paragraph-count="1" meta:word-count="1" meta:character-count="2" meta:non-whitespace-character-count="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